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2e9a" officeooo:paragraph-rsid="00142e9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2e9a" officeooo:paragraph-rsid="00142e9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4070" officeooo:paragraph-rsid="0015407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7fdc" officeooo:paragraph-rsid="00157fd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839a" officeooo:paragraph-rsid="0018839a" style:font-weight-asian="bold" style:font-weight-complex="bold"/>
    </style:style>
    <style:style style:name="P6" style:family="paragraph" style:parent-style-name="Standard">
      <style:text-properties style:text-underline-style="none" officeooo:rsid="00142e9a" officeooo:paragraph-rsid="00142e9a"/>
    </style:style>
    <style:style style:name="P7" style:family="paragraph" style:parent-style-name="Standard">
      <style:text-properties style:text-underline-style="none" officeooo:rsid="00154070" officeooo:paragraph-rsid="00154070"/>
    </style:style>
    <style:style style:name="P8" style:family="paragraph" style:parent-style-name="Standard">
      <style:text-properties style:text-underline-style="none" fo:font-weight="normal" officeooo:rsid="00157fdc" officeooo:paragraph-rsid="00157fd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b3cf" officeooo:paragraph-rsid="0015b3c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271b" officeooo:paragraph-rsid="0017271b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7271b" officeooo:paragraph-rsid="0017271b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8839a" officeooo:paragraph-rsid="0018839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839a" officeooo:paragraph-rsid="0018839a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57fdc" style:font-weight-asian="normal" style:font-weight-complex="normal"/>
    </style:style>
    <style:style style:name="T3" style:family="text">
      <style:text-properties officeooo:rsid="00157fdc"/>
    </style:style>
    <style:style style:name="T4" style:family="text">
      <style:text-properties officeooo:rsid="001727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Description :</text:p>
      <text:p text:style-name="P1"/>
      <text:p text:style-name="P6">Cas d’usage qui concerne l’emprunt d’une ressource</text:p>
      <text:p text:style-name="P6"/>
      <text:p text:style-name="P2">2) Flux d’événements</text:p>
      <text:p text:style-name="P1"/>
      <text:p text:style-name="P2">a. conditions</text:p>
      <text:p text:style-name="P1"/>
      <text:p text:style-name="P6">Seuls le personnel ou les bénévoles (pendant une période déterminée) peuvent enregistrer les emprunts.</text:p>
      <text:p text:style-name="P6">Tout emprunteur doit posséder une carte de lecteur, payer sa cotisation, payer la caution s’il emprunte un CD-ROM et n’avoir pas plus de 5 emprunts.</text:p>
      <text:p text:style-name="P7">Tout emprunt de microfilm nécessite un écran libre.</text:p>
      <text:p text:style-name="P7">Seuls les livres non spéciaux et les CD-ROM <text:span text:style-name="T3">peuvent être prêtés à domicile.</text:span></text:p>
      <text:p text:style-name="P6"/>
      <text:p text:style-name="P3">b. Résultats</text:p>
      <text:p text:style-name="P3"><text:span text:style-name="T1">Tout emprunt est </text:span><text:span text:style-name="T2">daté et </text:span><text:span text:style-name="T1">enregistré (N° lecteur + côte document). </text:span><text:span text:style-name="T2">Après 4 semaines une lettre de relance</text:span></text:p>
      <text:p text:style-name="P3"><text:span text:style-name="T2"/></text:p>
      <text:p text:style-name="P4">3)Flot Nominal</text:p>
      <text:p text:style-name="P9"/>
      <text:p text:style-name="P9">Le lecteur consulte <text:span text:style-name="T4">sur un poste informatique la liste des documents.</text:span></text:p>
      <text:p text:style-name="P10">Le système lui affiche les informations sur le documents : sa côte, ses références et sa disponibilité.</text:p>
      <text:p text:style-name="P10">Il va cherche le document dans le rayonnage pour les livres et les journaux ou au guichet pour les CD-ROM et les microfilms.</text:p>
      <text:p text:style-name="P10"/>
      <text:p text:style-name="P10">Si le document est disponible :</text:p>
      <text:list xml:id="list2965906402" text:style-name="L1">
        <text:list-item>
          <text:p text:style-name="P11">le personnel vérifie <text:s/>la carte lecteur</text:p>
        </text:list-item>
        <text:list-item>
          <text:p text:style-name="P12">Enregistre l’emprunt</text:p>
        </text:list-item>
      </text:list>
      <text:p text:style-name="P13"/>
      <text:p text:style-name="P13">Le cas d’utilisation prend fin</text:p>
      <text:p text:style-name="P13"/>
      <text:p text:style-name="P5">3) flots alternatis</text:p>
      <text:p text:style-name="P4"/>
      <text:p text:style-name="P4"/>
      <text:p text:style-name="P8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0:28:40.509000000</meta:creation-date>
    <dc:date>2020-12-17T12:25:16.986000000</dc:date>
    <meta:editing-duration>PT53M42S</meta:editing-duration>
    <meta:editing-cycles>1</meta:editing-cycles>
    <meta:document-statistic meta:table-count="0" meta:image-count="0" meta:object-count="0" meta:page-count="1" meta:paragraph-count="19" meta:word-count="172" meta:character-count="1041" meta:non-whitespace-character-count="889"/>
    <meta:generator>LibreOffice/7.0.3.1$Windows_X86_64 LibreOffice_project/d7547858d014d4cf69878db179d326fc3483e082</meta:generator>
  </office:meta>
</office:document-meta>
</file>